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 style:master-page-name="Standard">
      <style:paragraph-properties fo:margin-left="0.5in" fo:margin-right="0in" fo:text-align="center" style:justify-single-word="false" fo:text-indent="0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ull stack test task</text:span></text:p>
      <text:p text:style-name="P1"/>
      <text:list xml:id="list2651916344" text:style-name="WWNum1">
        <text:list-item>
          <text:p text:style-name="P3">Create responsive page that looks like on screenshots desktop and mobile</text:p>
        </text:list-item>
      </text:list>
      <text:p text:style-name="Standard"><text:a xlink:type="simple" xlink:href="https://drive.google.com/file/d/1bsmsoRrKB6sZSAWfM2ofBM3MR2Noo318/view?usp=sharing" text:style-name="ListLabel_20_10" text:visited-style-name="ListLabel_20_10"><text:span text:style-name="T3">https://drive.google.com/file/d/1bsmsoRrKB6sZSAWfM2ofBM3MR2Noo318/view?usp=sharing</text:span></text:a></text:p>
      <text:p text:style-name="Standard"><text:a xlink:type="simple" xlink:href="https://drive.google.com/file/d/119fxJMIRq8W4kk12i4Ww15JaBwo-SAdB/view?usp=sharing" text:style-name="ListLabel_20_10" text:visited-style-name="ListLabel_20_10"><text:span text:style-name="T3">https://drive.google.com/file/d/119fxJMIRq8W4kk12i4Ww15JaBwo-SAdB/view?usp=sharing</text:span></text:a></text:p>
      <text:p text:style-name="Standard"/>
      <text:list xml:id="list52643322594929" text:continue-numbering="true" text:style-name="WWNum1">
        <text:list-item>
          <text:p text:style-name="P3">On click “Play” button should save info about this action (user ip, date time, button id) to yyyy-mm-dd-click.log file and DB (mysql)without reloading page</text:p>
        </text:list-item>
        <text:list-item>
          <text:p text:style-name="P3">You can use any images for background, logo etc.</text:p>
        </text:list-item>
        <text:list-item>
          <text:p text:style-name="P3">For creating yyyy-mm-dd-click.log file use and saving data to DB use PHP</text:p>
        </text:list-item>
        <text:list-item>
          <text:p text:style-name="P3">Every day should be created new yyyy-mm-dd-click.log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75" meta:character-count="598" meta:non-whitespace-character-count="536"/>
    <meta:generator>LibreOfficeDev/6.0.5.2$Linux_X86_64 LibreOffice_project/</meta:generator>
  </office:meta>
</office:document-meta>
</file>